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F4000000F4149C4C24B0B437C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dobe Heiti Std R" svg:font-family="'Adobe Heiti Std R'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omic Sans MS" svg:font-family="'Comic Sans MS'" style:font-family-generic="script" style:font-pitch="variable"/>
    <style:font-face style:name="JetBrains Mono SemiBold" svg:font-family="'JetBrains Mono SemiBold'" style:font-adornments="Regular" style:font-family-generic="modern" style:font-pitch="fixed"/>
    <style:font-face style:name="JetBrains Mono SemiBold1" svg:font-family="'JetBrains Mon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.999cm" svg:height="1.999cm" svg:x="4cm" svg:y="4cm" svg:viewBox="0 0 2000 2000" svg:d="M451 992c-48 18-72 37-75 55-4 34 46 45 108 65 51 17 120 37 156 37 32 1 68-12 108-40 272-184 413-277 422-279 6-1 15-3 20 2 6 6 6 15 5 18-5 21-261 254-275 269-57 59-121 94-22 159 85 57 135 93 223 150 56 37 100 81 158 76 27-3 55-28 69-103 33-177 98-561 113-719 1-14 0-31-2-39-1-8-4-19-14-27-12-10-30-12-38-12-38 1-96 21-374 136-97 41-291 124-582 252zM1866 1500c-88 152-214 278-366 366s-324 134-500 134-348-46-500-134-278-214-366-366-134-324-134-500 46-348 134-500 214-278 366-366 324-134 500-134 348 46 500 134 278 214 366 366 134 324 134 500-46 348-134 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dobe Heiti Std R" svg:font-family="'Adobe Heiti Std R'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omic Sans MS" svg:font-family="'Comic Sans MS'" style:font-family-generic="script" style:font-pitch="variable"/>
    <style:font-face style:name="JetBrains Mono SemiBold" svg:font-family="'JetBrains Mono SemiBold'" style:font-adornments="Regular" style:font-family-generic="modern" style:font-pitch="fixed"/>
    <style:font-face style:name="JetBrains Mono SemiBold1" svg:font-family="'JetBrains Mono SemiBold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0F4000000F4149C4C24B0B437C2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5:47:05.744000000</dc:date>
    <meta:editing-duration>PT2H4M25S</meta:editing-duration>
    <meta:editing-cycles>35</meta:editing-cycles>
    <meta:generator>LibreOffice/7.5.0.3$Windows_X86_64 LibreOffice_project/c21113d003cd3efa8c53188764377a8272d9d6de</meta:generator>
    <meta:document-statistic meta:object-count="1"/>
  </office:meta>
</office:document-meta>
</file>